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99cm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="Extrémités_20_de_20_flèche_20_2" draw:marker-start-width="0.421cm" draw:marker-end="Extrémités_20_de_20_flèche_20_3" draw:marker-end-width="0.421cm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1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svg:stroke-color="#81d41a" draw:fill="solid" draw:fill-color="#81d41a" draw:textarea-vertical-align="middle" loext:decorative="false"/>
    </style:style>
    <style:style style:name="gr10" style:family="graphic" style:parent-style-name="standard">
      <style:graphic-properties draw:fill="solid" draw:fill-color="#81d41a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d41a"/>
      <style:paragraph-properties fo:text-align="center"/>
    </style:style>
    <style:style style:name="T1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xml:id="id1" draw:id="id1" draw:layer="measurelines" svg:x1="3.54cm" svg:y1="11.16cm" svg:x2="3.54cm" svg:y2="17.51cm">
          <text:p/>
        </draw:line>
        <draw:line draw:style-name="gr1" draw:text-style-name="P1" xml:id="id2" draw:id="id2" draw:layer="measurelines" svg:x1="18.78cm" svg:y1="11.16cm" svg:x2="18.78cm" svg:y2="17.51cm">
          <text:p/>
        </draw:line>
        <draw:connector draw:style-name="gr1" draw:text-style-name="P1" draw:layer="measurelines" draw:type="line" svg:x1="3.54cm" svg:y1="11.16cm" svg:x2="11.16cm" svg:y2="14.965cm" draw:start-shape="id1" draw:start-glue-point="0" svg:d="M3540 11160l7620 3805" svg:viewBox="0 0 7621 3806">
          <text:p/>
        </draw:connector>
        <draw:connector draw:style-name="gr1" draw:text-style-name="P1" draw:layer="measurelines" draw:type="line" svg:x1="18.78cm" svg:y1="11.16cm" svg:x2="11.16cm" svg:y2="14.966cm" draw:start-shape="id2" draw:start-glue-point="0" svg:d="M18780 11160l-7620 3806" svg:viewBox="0 0 7621 3807">
          <text:p/>
        </draw:connector>
        <draw:connector draw:style-name="gr1" draw:text-style-name="P1" xml:id="id3" draw:id="id3" draw:layer="measurelines" draw:type="line" svg:x1="3.54cm" svg:y1="11.16cm" svg:x2="11.178cm" svg:y2="7.352cm" draw:start-shape="id1" draw:start-glue-point="0" svg:d="M3540 11160l7638-3808" svg:viewBox="0 0 7639 3809">
          <text:p/>
        </draw:connector>
        <draw:connector draw:style-name="gr1" draw:text-style-name="P1" draw:layer="measurelines" draw:type="line" svg:x1="11.178cm" svg:y1="7.352cm" svg:x2="18.78cm" svg:y2="11.16cm" draw:start-shape="id3" draw:start-glue-point="3" draw:end-shape="id2" draw:end-glue-point="0" svg:d="M11178 7352l7602 3808" svg:viewBox="0 0 7603 3809">
          <text:p/>
        </draw:connector>
        <draw:line draw:style-name="gr1" draw:text-style-name="P1" draw:layer="measurelines" svg:x1="11.14cm" svg:y1="14.96cm" svg:x2="11.16cm" svg:y2="21.32cm">
          <text:p/>
        </draw:line>
        <draw:connector draw:style-name="gr1" draw:text-style-name="P1" draw:layer="measurelines" draw:type="line" svg:x1="3.54cm" svg:y1="17.561cm" svg:x2="11.16cm" svg:y2="21.366cm" svg:d="M3540 17561l7620 3805" svg:viewBox="0 0 7621 3806">
          <text:p/>
        </draw:connector>
        <draw:connector draw:style-name="gr1" draw:text-style-name="P1" draw:layer="measurelines" draw:type="line" svg:x1="18.78cm" svg:y1="17.51cm" svg:x2="11.16cm" svg:y2="21.366cm" draw:start-shape="id2" draw:start-glue-point="2" svg:d="M18780 17510l-7620 3856" svg:viewBox="0 0 7621 3857">
          <text:p/>
        </draw:connector>
        <draw:connector draw:style-name="gr2" draw:text-style-name="P1" draw:layer="measurelines" draw:type="line" svg:x1="3.54cm" svg:y1="12.261cm" svg:x2="11.16cm" svg:y2="16.066cm" svg:d="M3540 12261l7620 3805" svg:viewBox="0 0 7621 3806">
          <text:p/>
        </draw:connector>
        <draw:connector draw:style-name="gr2" draw:text-style-name="P1" draw:layer="measurelines" draw:type="line" svg:x1="3.54cm" svg:y1="13.362cm" svg:x2="11.16cm" svg:y2="17.167cm" svg:d="M3540 13362l7620 3805" svg:viewBox="0 0 7621 3806">
          <text:p/>
        </draw:connector>
        <draw:connector draw:style-name="gr2" draw:text-style-name="P1" draw:layer="measurelines" draw:type="line" svg:x1="3.54cm" svg:y1="14.463cm" svg:x2="11.16cm" svg:y2="18.268cm" svg:d="M3540 14463l7620 3805" svg:viewBox="0 0 7621 3806">
          <text:p/>
        </draw:connector>
        <draw:connector draw:style-name="gr2" draw:text-style-name="P1" draw:layer="measurelines" draw:type="line" svg:x1="3.54cm" svg:y1="15.564cm" svg:x2="11.16cm" svg:y2="19.369cm" svg:d="M3540 15564l7620 3805" svg:viewBox="0 0 7621 3806">
          <text:p/>
        </draw:connector>
        <draw:connector draw:style-name="gr2" draw:text-style-name="P1" draw:layer="measurelines" draw:type="line" svg:x1="3.54cm" svg:y1="16.565cm" svg:x2="11.16cm" svg:y2="20.37cm" svg:d="M3540 16565l7620 3805" svg:viewBox="0 0 7621 3806">
          <text:p/>
        </draw:connector>
        <draw:connector draw:style-name="gr3" draw:text-style-name="P1" draw:layer="measurelines" draw:type="line" svg:x1="18.78cm" svg:y1="12.26cm" svg:x2="11.16cm" svg:y2="16.066cm" svg:d="M18780 12260l-7620 3806" svg:viewBox="0 0 7621 3807">
          <text:p/>
        </draw:connector>
        <draw:connector draw:style-name="gr3" draw:text-style-name="P1" draw:layer="measurelines" draw:type="line" svg:x1="18.78cm" svg:y1="13.36cm" svg:x2="11.16cm" svg:y2="17.166cm" svg:d="M18780 13360l-7620 3806" svg:viewBox="0 0 7621 3807">
          <text:p/>
        </draw:connector>
        <draw:connector draw:style-name="gr3" draw:text-style-name="P1" draw:layer="measurelines" draw:type="line" svg:x1="18.78cm" svg:y1="14.46cm" svg:x2="11.16cm" svg:y2="18.266cm" svg:d="M18780 14460l-7620 3806" svg:viewBox="0 0 7621 3807">
          <text:p/>
        </draw:connector>
        <draw:connector draw:style-name="gr3" draw:text-style-name="P1" draw:layer="measurelines" draw:type="line" svg:x1="18.78cm" svg:y1="15.56cm" svg:x2="11.16cm" svg:y2="19.366cm" svg:d="M18780 15560l-7620 3806" svg:viewBox="0 0 7621 3807">
          <text:p/>
        </draw:connector>
        <draw:connector draw:style-name="gr3" draw:text-style-name="P1" draw:layer="measurelines" draw:type="line" svg:x1="18.78cm" svg:y1="16.56cm" svg:x2="11.16cm" svg:y2="20.366cm" svg:d="M18780 16560l-7620 3806" svg:viewBox="0 0 7621 3807">
          <text:p/>
        </draw:connector>
        <draw:connector draw:style-name="gr3" draw:text-style-name="P1" draw:layer="measurelines" draw:type="line" svg:x1="17.68cm" svg:y1="10.56cm" svg:x2="10.06cm" svg:y2="14.366cm" svg:d="M17680 10560l-7620 3806" svg:viewBox="0 0 7621 3807">
          <text:p/>
        </draw:connector>
        <draw:connector draw:style-name="gr3" draw:text-style-name="P1" draw:layer="measurelines" draw:type="line" svg:x1="16.48cm" svg:y1="9.96cm" svg:x2="8.86cm" svg:y2="13.766cm" svg:d="M16480 9960l-7620 3806" svg:viewBox="0 0 7621 3807">
          <text:p/>
        </draw:connector>
        <draw:connector draw:style-name="gr3" draw:text-style-name="P1" draw:layer="measurelines" draw:type="line" svg:x1="15.38cm" svg:y1="9.36cm" svg:x2="7.76cm" svg:y2="13.166cm" svg:d="M15380 9360l-7620 3806" svg:viewBox="0 0 7621 3807">
          <text:p/>
        </draw:connector>
        <draw:connector draw:style-name="gr3" draw:text-style-name="P1" draw:layer="measurelines" draw:type="line" svg:x1="14.28cm" svg:y1="8.86cm" svg:x2="6.66cm" svg:y2="12.666cm" svg:d="M14280 8860l-7620 3806" svg:viewBox="0 0 7621 3807">
          <text:p/>
        </draw:connector>
        <draw:connector draw:style-name="gr3" draw:text-style-name="P1" draw:layer="measurelines" draw:type="line" svg:x1="13.18cm" svg:y1="8.36cm" svg:x2="5.56cm" svg:y2="12.166cm" svg:d="M13180 8360l-7620 3806" svg:viewBox="0 0 7621 3807">
          <text:p/>
        </draw:connector>
        <draw:connector draw:style-name="gr3" draw:text-style-name="P1" draw:layer="measurelines" draw:type="line" svg:x1="12.18cm" svg:y1="7.86cm" svg:x2="4.56cm" svg:y2="11.666cm" svg:d="M12180 7860l-7620 3806" svg:viewBox="0 0 7621 3807">
          <text:p/>
        </draw:connector>
        <draw:line draw:style-name="gr3" draw:text-style-name="P1" draw:layer="measurelines" svg:x1="4.54cm" svg:y1="11.66cm" svg:x2="4.56cm" svg:y2="18.02cm">
          <text:p/>
        </draw:line>
        <draw:line draw:style-name="gr3" draw:text-style-name="P1" draw:layer="measurelines" svg:x1="5.54cm" svg:y1="12.16cm" svg:x2="5.56cm" svg:y2="18.52cm">
          <text:p/>
        </draw:line>
        <draw:line draw:style-name="gr3" draw:text-style-name="P1" draw:layer="measurelines" svg:x1="6.64cm" svg:y1="12.66cm" svg:x2="6.66cm" svg:y2="19.02cm">
          <text:p/>
        </draw:line>
        <draw:line draw:style-name="gr3" draw:text-style-name="P1" draw:layer="measurelines" svg:x1="7.64cm" svg:y1="13.26cm" svg:x2="7.66cm" svg:y2="19.62cm">
          <text:p/>
        </draw:line>
        <draw:line draw:style-name="gr3" draw:text-style-name="P1" draw:layer="measurelines" svg:x1="8.84cm" svg:y1="13.86cm" svg:x2="8.86cm" svg:y2="20.22cm">
          <text:p/>
        </draw:line>
        <draw:line draw:style-name="gr3" draw:text-style-name="P1" draw:layer="measurelines" svg:x1="10.04cm" svg:y1="14.36cm" svg:x2="10.06cm" svg:y2="20.72cm">
          <text:p/>
        </draw:line>
        <draw:line draw:style-name="gr3" draw:text-style-name="P1" draw:layer="measurelines" svg:x1="12.44cm" svg:y1="14.26cm" svg:x2="12.46cm" svg:y2="20.62cm">
          <text:p/>
        </draw:line>
        <draw:connector draw:style-name="gr2" draw:text-style-name="P1" draw:layer="measurelines" draw:type="line" svg:x1="4.74cm" svg:y1="10.462cm" svg:x2="12.36cm" svg:y2="14.267cm" svg:d="M4740 10462l7620 3805" svg:viewBox="0 0 7621 3806">
          <text:p/>
        </draw:connector>
        <draw:connector draw:style-name="gr2" draw:text-style-name="P1" draw:layer="measurelines" draw:type="line" svg:x1="6.04cm" svg:y1="9.864cm" svg:x2="13.66cm" svg:y2="13.669cm" svg:d="M6040 9864l7620 3805" svg:viewBox="0 0 7621 3806">
          <text:p/>
        </draw:connector>
        <draw:connector draw:style-name="gr2" draw:text-style-name="P1" draw:layer="measurelines" draw:type="line" svg:x1="7.24cm" svg:y1="9.265cm" svg:x2="14.86cm" svg:y2="13.07cm" svg:d="M7240 9265l7620 3805" svg:viewBox="0 0 7621 3806">
          <text:p/>
        </draw:connector>
        <draw:connector draw:style-name="gr2" draw:text-style-name="P1" draw:layer="measurelines" draw:type="line" svg:x1="9.94cm" svg:y1="7.966cm" svg:x2="17.56cm" svg:y2="11.771cm" svg:d="M9940 7966l7620 3805" svg:viewBox="0 0 7621 3806">
          <text:p/>
        </draw:connector>
        <draw:connector draw:style-name="gr2" draw:text-style-name="P1" draw:layer="measurelines" draw:type="line" svg:x1="8.54cm" svg:y1="8.567cm" svg:x2="16.16cm" svg:y2="12.372cm" svg:d="M8540 8567l7620 3805" svg:viewBox="0 0 7621 3806">
          <text:p/>
        </draw:connector>
        <draw:line draw:style-name="gr3" draw:text-style-name="P1" draw:layer="measurelines" svg:x1="13.64cm" svg:y1="13.66cm" svg:x2="13.66cm" svg:y2="20.02cm">
          <text:p/>
        </draw:line>
        <draw:line draw:style-name="gr3" draw:text-style-name="P1" draw:layer="measurelines" svg:x1="14.94cm" svg:y1="13.06cm" svg:x2="14.96cm" svg:y2="19.42cm">
          <text:p/>
        </draw:line>
        <draw:line draw:style-name="gr3" draw:text-style-name="P1" draw:layer="measurelines" svg:x1="16.24cm" svg:y1="12.36cm" svg:x2="16.26cm" svg:y2="18.72cm">
          <text:p/>
        </draw:line>
        <draw:line draw:style-name="gr3" draw:text-style-name="P1" draw:layer="measurelines" svg:x1="17.54cm" svg:y1="11.76cm" svg:x2="17.56cm" svg:y2="18.12cm">
          <text:p/>
        </draw:line>
        <draw:frame draw:style-name="gr4" draw:text-style-name="P2" draw:layer="measurelines" svg:width="3.999cm" svg:height="1.038cm" draw:transform="rotate (0.448200551912144) translate (13.913cm 21.076cm)">
          <draw:text-box>
            <text:p><text:span text:style-name="T1">Batch size</text:span></text:p>
          </draw:text-box>
        </draw:frame>
        <draw:line draw:style-name="gr5" draw:text-style-name="P3" draw:layer="measurelines" svg:x1="11.26cm" svg:y1="22.072cm" svg:x2="19.197cm" svg:y2="17.945cm">
          <text:p/>
        </draw:line>
        <draw:line draw:style-name="gr5" draw:text-style-name="P3" draw:layer="measurelines" svg:x1="11.277cm" svg:y1="22.06cm" svg:x2="3.34cm" svg:y2="18.185cm">
          <text:p/>
        </draw:line>
        <draw:frame draw:style-name="gr6" draw:text-style-name="P2" draw:layer="measurelines" svg:width="5.884cm" svg:height="1.038cm" draw:transform="rotate (-0.452912940892529) translate (4.329cm 18.934cm)">
          <draw:text-box>
            <text:p><text:span text:style-name="T1">Embedding size</text:span></text:p>
          </draw:text-box>
        </draw:frame>
        <draw:frame draw:style-name="gr7" draw:text-style-name="P2" draw:layer="measurelines" svg:width="6.159cm" svg:height="1.038cm" draw:transform="rotate (1.57219259019649) translate (1.404cm 17.044cm)">
          <draw:text-box>
            <text:p><text:span text:style-name="T1">Sequence length</text:span></text:p>
          </draw:text-box>
        </draw:frame>
        <draw:line draw:style-name="gr5" draw:text-style-name="P3" draw:layer="measurelines" svg:x1="2.905cm" svg:y1="11.16cm" svg:x2="2.905cm" svg:y2="17.192cm">
          <text:p/>
        </draw:line>
        <draw:polygon draw:style-name="gr8" draw:text-style-name="P3" draw:layer="measurelines" svg:width="7.619cm" svg:height="5.079cm" svg:x="11.16cm" svg:y="21.955cm" svg:viewBox="0 0 7620 5080" draw:points="0,3810 7620,0 7620,1270 0,5080">
          <text:p/>
        </draw:polygon>
        <draw:polygon draw:style-name="gr8" draw:text-style-name="P3" draw:layer="measurelines" svg:width="8.89cm" svg:height="4.444cm" svg:x="9.839cm" svg:y="21.05cm" svg:viewBox="0 0 8891 4445" draw:points="0,3809 7621,0 8891,635 1271,4445">
          <text:p/>
        </draw:polygon>
        <draw:polygon draw:style-name="gr8" draw:text-style-name="P3" draw:layer="measurelines" svg:width="7.619cm" svg:height="4.762cm" draw:transform="rotate (-3.14159265358979) translate (11.06cm 26.92cm)" svg:viewBox="0 0 7620 4763" draw:points="7620,3572 0,0 0,1191 7620,4763">
          <text:p/>
        </draw:polygon>
        <draw:polygon draw:style-name="gr9" draw:text-style-name="P4" draw:layer="measurelines" svg:width="7.619cm" svg:height="4.761cm" draw:transform="rotate (-3.14159265358979) translate (11.16cm 20.367cm)" svg:viewBox="0 0 7620 4762" draw:points="0,0 7620,3810 7620,4762 0,952">
          <text:p/>
        </draw:polygon>
        <draw:polygon draw:style-name="gr10" draw:text-style-name="P4" draw:layer="measurelines" svg:width="1.274cm" svg:height="1.586cm" svg:x="11.155cm" svg:y="18.78cm" svg:viewBox="0 0 1275 1587" draw:points="0,590 1275,0 1275,952 5,158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8T10:01:13.449040100</meta:creation-date>
    <dc:date>2026-04-28T15:29:18.937627900</dc:date>
    <meta:editing-duration>PT37M5S</meta:editing-duration>
    <meta:editing-cycles>4</meta:editing-cycles>
    <meta:generator>LibreOffice/26.2.1.2$Windows_X86_64 LibreOffice_project/620$Build-2</meta:generator>
    <meta:document-statistic meta:object-count="52"/>
  </office:meta>
</office:document-meta>
</file>